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Seven: Characters</text:h>
      <text:p text:style-name="TODO">TODO</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bankrupt, cut off from the main House, and went into <text:soft-page-break/>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h text:style-name="Heading_20_4" text:outline-level="4">Saint Gulik</text:h>
      <text:p text:style-name="Text_20_body">Messenger of the Goddess. <text:s/>He is a Roach.</text:p>
      <text:p text:style-name="Text_20_body_20_out-dent"><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text:soft-page-break/>sdfsdfsdf</text:p>
      <text:h text:style-name="Heading_20_3" text:outline-level="3">5th: xx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even: Characters</dc:title>
    <dc:date>2010-08-12T22:00:49</dc:date>
    <meta:editing-duration>PT00H00M15S</meta:editing-duration>
    <meta:editing-cycles>2</meta:editing-cycles>
    <meta:generator>OpenOffice.org/3.2$Unix OpenOffice.org_project/320m12$Build-9483</meta:generator>
    <meta:document-statistic meta:table-count="0" meta:image-count="0" meta:object-count="0" meta:page-count="3" meta:paragraph-count="52" meta:word-count="884" meta:character-count="5115"/>
    <meta:template xlink:type="simple" xlink:actuate="onRequest" xlink:title="" xlink:href="../Discordians.odm" meta:date="2010-08-12T21:18:01"/>
  </office:meta>
</office:document-meta>
</file>